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100000041E22F4906.png"/>
  <manifest:file-entry manifest:media-type="image/png" manifest:full-path="Pictures/10000000000000200000002000309F1C.png"/>
  <manifest:file-entry manifest:media-type="image/png" manifest:full-path="Pictures/1000000000000280000001E0F55349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width="0.076cm" svg:stroke-color="#0047ff" draw:marker-start="Symmetric_20_Arrow" draw:marker-start-width="0.406cm" draw:marker-end="Symmetric_20_Arrow" draw:marker-end-width="0.406cm" draw:textarea-horizontal-align="center" draw:textarea-vertical-align="middle" fo:padding-top="0.162cm" fo:padding-bottom="0.162cm" fo:padding-left="0.287cm" fo:padding-right="0.287cm"/>
    </style:style>
    <style:style style:name="gr3" style:family="graphic" style:parent-style-name="standard">
      <style:graphic-properties svg:stroke-width="0.076cm" svg:stroke-color="#0047ff" draw:marker-start="Symmetric_20_Arrow" draw:marker-start-width="0.406cm" draw:marker-end="" draw:marker-end-width="0.406cm" draw:textarea-horizontal-align="center" draw:textarea-vertical-align="middle" fo:padding-top="0.162cm" fo:padding-bottom="0.162cm" fo:padding-left="0.287cm" fo:padding-right="0.287cm"/>
    </style:style>
    <style:style style:name="gr4" style:family="graphic" style:parent-style-name="standard">
      <style:graphic-properties svg:stroke-color="#0047ff" draw:marker-start="Symmetric_20_Arrow" draw:marker-start-width="0.3cm" draw:marker-end="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svg:stroke-width="0.051cm" svg:stroke-color="#ff3333" draw:marker-start="Symmetric_20_Arrow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9966cc" draw:fill="none" draw:fill-color="#ffffff" fo:min-height="0.258cm"/>
    </style:style>
    <style:style style:name="gr9" style:family="graphic" style:parent-style-name="standard">
      <style:graphic-properties draw:marker-start="Symmetric_20_Arrow" draw:marker-start-width="0.3cm" draw:marker-end="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414cm"/>
    </style:style>
    <style:style style:name="gr11" style:family="graphic" style:parent-style-name="standard">
      <style:graphic-properties draw:stroke="none" svg:stroke-color="#000000" draw:fill="none" draw:fill-color="#ffffff" fo:min-height="0.258cm"/>
    </style:style>
    <style:style style:name="gr12" style:family="graphic" style:parent-style-name="standard">
      <style:graphic-properties svg:stroke-width="0.076cm" svg:stroke-color="#ff3333" draw:marker-start="Symmetric_20_Arrow" draw:marker-start-width="0.305cm" draw:marker-end="" draw:marker-end-width="0.406cm" draw:textarea-horizontal-align="center" draw:textarea-vertical-align="middle" fo:padding-top="0.162cm" fo:padding-bottom="0.162cm" fo:padding-left="0.287cm" fo:padding-right="0.287cm"/>
    </style:style>
    <style:style style:name="gr13" style:family="graphic" style:parent-style-name="standard">
      <style:graphic-properties draw:textarea-horizontal-align="center"/>
    </style:style>
    <style:style style:name="gr14" style:family="graphic" style:parent-style-name="standard">
      <style:graphic-properties svg:stroke-width="0.051cm" svg:stroke-color="#0000ff" draw:marker-start-width="0.381cm" draw:marker-end-width="0.381cm" draw:textarea-horizontal-align="center" fo:padding-top="0.15cm" fo:padding-bottom="0.15cm" fo:padding-left="0.275cm" fo:padding-right="0.275cm"/>
    </style:style>
    <style:style style:name="gr15" style:family="graphic" style:parent-style-name="standard">
      <style:graphic-properties svg:stroke-color="#000000" draw:textarea-horizontal-align="center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0.272cm"/>
    </style:style>
    <style:style style:name="gr18" style:family="graphic" style:parent-style-name="objectwithoutfill">
      <style:graphic-properties svg:stroke-width="0.1cm" svg:stroke-color="#23ff23" draw:marker-start-width="0.45cm" draw:marker-end="Symmetric_20_Arrow" draw:marker-end-width="0.45cm" draw:fill="none" draw:textarea-horizontal-align="center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076cm" svg:stroke-color="#6b4794" draw:marker-start-width="0.406cm" draw:marker-end="Symmetric_20_Arrow" draw:marker-end-width="0.305cm" draw:fill="none" draw:textarea-horizontal-align="center" fo:padding-top="0.163cm" fo:padding-bottom="0.163cm" fo:padding-left="0.288cm" fo:padding-right="0.288cm"/>
    </style:style>
    <style:style style:name="gr20" style:family="graphic" style:parent-style-name="standard">
      <style:graphic-properties draw:stroke="none" svg:stroke-color="#000000" draw:fill="none" draw:fill-color="#ffffff" fo:min-height="0.571cm"/>
    </style:style>
    <style:style style:name="gr21" style:family="graphic" style:parent-style-name="standard">
      <style:graphic-properties draw:stroke="none" svg:stroke-color="#000000" draw:fill="none" draw:fill-color="#ffffff" fo:min-height="0.43cm"/>
    </style:style>
    <style:style style:name="gr22" style:family="graphic" style:parent-style-name="standard">
      <style:graphic-properties svg:stroke-width="0.102cm" svg:stroke-color="#008000" draw:marker-start-width="0.352cm" draw:marker-end="Symmetric_20_Arrow" draw:marker-end-width="0.452cm" draw:textarea-horizontal-align="center" fo:padding-top="0.175cm" fo:padding-bottom="0.175cm" fo:padding-left="0.3cm" fo:padding-right="0.3cm"/>
    </style:style>
    <style:style style:name="gr23" style:family="graphic" style:parent-style-name="standard">
      <style:graphic-properties svg:stroke-width="0.102cm" svg:stroke-color="#800000" draw:marker-start-width="0.352cm" draw:marker-end="Symmetric_20_Arrow" draw:marker-end-width="0.452cm" draw:textarea-horizontal-align="center" fo:padding-top="0.175cm" fo:padding-bottom="0.175cm" fo:padding-left="0.3cm" fo:padding-right="0.3cm"/>
    </style:style>
    <style:style style:name="gr24" style:family="graphic" style:parent-style-name="standard">
      <style:graphic-properties draw:marker-end="Symmetric_20_Arrow" draw:marker-end-width="0.3cm" draw:textarea-horizontal-align="center"/>
    </style:style>
    <style:style style:name="gr25" style:family="graphic" style:parent-style-name="standard">
      <style:graphic-properties svg:stroke-width="0.051cm" svg:stroke-color="#800080" draw:marker-start-width="0.276cm" draw:marker-end="Symmetric_20_Arrow" draw:marker-end-width="0.376cm" draw:textarea-horizontal-align="center" fo:padding-top="0.15cm" fo:padding-bottom="0.15cm" fo:padding-left="0.275cm" fo:padding-right="0.275cm"/>
    </style:style>
    <style:style style:name="gr26" style:family="graphic" style:parent-style-name="standard">
      <style:graphic-properties draw:fill="none" draw:textarea-horizontal-align="justify" draw:textarea-vertical-align="middle" draw:auto-grow-height="false"/>
    </style:style>
    <style:style style:name="gr27" style:family="graphic" style:parent-style-name="standard">
      <style:graphic-properties svg:stroke-color="#280099" draw:marker-end="Symmetric_20_Arrow" draw:marker-end-width="0.3cm" draw:textarea-horizontal-align="center"/>
    </style:style>
    <style:style style:name="gr28" style:family="graphic" style:parent-style-name="standard">
      <style:graphic-properties svg:stroke-color="#280099" draw:marker-start="Symmetric_20_Arrow" draw:marker-end="" draw:marker-end-width="0.3cm" draw:textarea-horizontal-align="center"/>
    </style:style>
    <style:style style:name="gr29" style:family="graphic" style:parent-style-name="standard">
      <style:graphic-properties svg:stroke-width="0.051cm" svg:stroke-color="#800000" draw:marker-start-width="0.276cm" draw:marker-end="Symmetric_20_Arrow" draw:marker-end-width="0.376cm" draw:textarea-horizontal-align="center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fo:font-size="9pt" style:font-size-asian="9pt" style:font-size-complex="9pt"/>
    </style:style>
    <style:style style:name="P3" style:family="paragraph">
      <style:text-properties fo:font-family="ARial" style:font-family-generic="swiss" fo:font-size="9pt" style:font-size-asian="9pt" style:font-size-complex="9pt"/>
    </style:style>
    <style:style style:name="P4" style:family="paragraph">
      <style:text-properties fo:font-family="ARial" style:font-family-generic="swiss" fo:font-size="9pt" fo:text-shadow="1pt 1pt" style:font-size-asian="9pt" style:font-size-complex="9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family="ARial" style:font-family-generic="swiss" fo:font-size="9pt" style:font-size-asian="9pt" style:font-size-complex="9pt"/>
    </style:style>
    <style:style style:name="T2" style:family="text">
      <style:text-properties fo:font-family="ARial" style:font-family-generic="swiss" fo:font-size="9pt" fo:text-shadow="1pt 1pt" style:font-size-asian="9pt" style:font-size-complex="9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3.384cm" svg:height="5.653cm" svg:x="11.272cm" svg:y="8.682cm">
          <draw:glue-point draw:id="4" svg:x="5.003cm" svg:y="-3.311cm"/>
          <draw:glue-point draw:id="5" svg:x="5.003cm" svg:y="-1.514cm"/>
          <draw:glue-point draw:id="6" svg:x="5.003cm" svg:y="2.08cm"/>
          <draw:glue-point draw:id="7" svg:x="4.842cm" svg:y="4.102cm"/>
          <draw:glue-point draw:id="8" svg:x="5.003cm" svg:y="3.877cm"/>
          <text:p text:style-name="P1"><text:span text:style-name="T1">Dual Port</text:span></text:p>
          <text:p text:style-name="P1"><text:span text:style-name="T1">RAM</text:span></text:p>
          <text:p text:style-name="P1"><text:span text:style-name="T1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3.556cm" svg:x="4.768cm" svg:y="10.734cm">
          <text:p text:style-name="P1"><text:span text:style-name="T1">SYNC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768cm" svg:y1="11.369cm" svg:x2="2.71cm" svg:y2="11.349cm">
          <text:p/>
        </draw:line>
        <draw:line draw:style-name="gr3" draw:text-style-name="P1" draw:layer="layout" svg:x1="4.768cm" svg:y1="13.604cm" svg:x2="2.71cm" svg:y2="13.604cm">
          <text:p/>
        </draw:line>
        <draw:line draw:style-name="gr4" draw:text-style-name="P1" draw:layer="layout" svg:x1="4.769cm" svg:y1="11.969cm" svg:x2="2.71cm" svg:y2="11.969cm">
          <text:p/>
        </draw:line>
        <draw:line draw:style-name="gr4" draw:text-style-name="P1" draw:layer="layout" svg:x1="4.769cm" svg:y1="12.369cm" svg:x2="2.737cm" svg:y2="12.369cm">
          <text:p/>
        </draw:line>
        <draw:line draw:style-name="gr5" draw:text-style-name="P1" draw:layer="layout" svg:x1="4.768cm" svg:y1="14.29cm" svg:x2="5.022cm" svg:y2="14.036cm">
          <text:p/>
        </draw:line>
        <draw:line draw:style-name="gr5" draw:text-style-name="P1" draw:layer="layout" svg:x1="4.768cm" svg:y1="13.79cm" svg:x2="5.022cm" svg:y2="14.044cm">
          <text:p/>
        </draw:line>
        <draw:custom-shape draw:style-name="gr6" draw:text-style-name="P1" draw:layer="layout" svg:width="0.254cm" svg:height="0.254cm" svg:x="4.474cm" svg:y="13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7.943cm" svg:y1="11.369cm" svg:x2="6.165cm" svg:y2="11.369cm">
          <text:p/>
        </draw:line>
        <draw:frame draw:style-name="gr8" draw:text-style-name="P3" draw:layer="layout" svg:width="2.749cm" svg:height="0.607cm" svg:x="6.805cm" svg:y="13.254cm">
          <draw:text-box>
            <text:p><text:span text:style-name="T1">buffer_address</text:span></text:p>
          </draw:text-box>
        </draw:frame>
        <draw:custom-shape draw:style-name="gr1" draw:text-style-name="P2" draw:layer="layout" svg:width="1.529cm" svg:height="2.132cm" svg:x="7.932cm" svg:y="10.988cm">
          <text:p text:style-name="P1"><text:span text:style-name="T1">Write</text:span></text:p>
          <text:p text:style-name="P1"><text:span text:style-name="T1">Pulse</text:span></text:p>
          <text:p text:style-name="P1"><text:span text:style-name="T1">generator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932cm" svg:y1="13.12cm" svg:x2="8.186cm" svg:y2="12.866cm">
          <text:p/>
        </draw:line>
        <draw:line draw:style-name="gr5" draw:text-style-name="P1" draw:layer="layout" svg:x1="7.932cm" svg:y1="12.62cm" svg:x2="8.186cm" svg:y2="12.874cm">
          <text:p/>
        </draw:line>
        <draw:line draw:style-name="gr9" draw:text-style-name="P1" draw:layer="layout" svg:x1="7.943cm" svg:y1="11.985cm" svg:x2="6.234cm" svg:y2="11.985cm">
          <text:p/>
        </draw:line>
        <draw:line draw:style-name="gr9" draw:text-style-name="P1" draw:layer="layout" svg:x1="7.932cm" svg:y1="12.362cm" svg:x2="6.165cm" svg:y2="12.362cm">
          <text:p/>
        </draw:line>
        <draw:frame draw:style-name="gr10" draw:text-style-name="P3" draw:layer="layout" svg:width="1.36cm" svg:height="0.664cm" svg:x="6.234cm" svg:y="11.821cm">
          <draw:text-box>
            <text:p><text:span text:style-name="T1">snwe</text:span></text:p>
          </draw:text-box>
        </draw:frame>
        <draw:frame draw:style-name="gr11" draw:text-style-name="P3" draw:layer="layout" svg:width="1.234cm" svg:height="0.607cm" svg:x="6.234cm" svg:y="11.529cm">
          <draw:text-box>
            <text:p><text:span text:style-name="T1">sncs</text:span></text:p>
          </draw:text-box>
        </draw:frame>
        <draw:frame draw:style-name="gr11" draw:text-style-name="P3" draw:layer="layout" svg:width="2.277cm" svg:height="0.607cm" svg:x="5.981cm" svg:y="10.608cm">
          <draw:text-box>
            <text:p><text:span text:style-name="T1">buffer_data</text:span></text:p>
          </draw:text-box>
        </draw:frame>
        <draw:line draw:style-name="gr12" draw:text-style-name="P1" draw:layer="layout" svg:x1="11.285cm" svg:y1="11.363cm" svg:x2="9.474cm" svg:y2="11.363cm">
          <text:p/>
        </draw:line>
        <draw:frame draw:style-name="gr11" draw:text-style-name="P3" draw:layer="layout" svg:width="1.579cm" svg:height="0.607cm" svg:x="7.457cm" svg:y="8.707cm">
          <draw:text-box>
            <text:p><text:span text:style-name="T1">rdBus</text:span></text:p>
          </draw:text-box>
        </draw:frame>
        <draw:line draw:style-name="gr9" draw:text-style-name="P1" draw:layer="layout" svg:x1="11.297cm" svg:y1="12.17cm" svg:x2="9.488cm" svg:y2="12.17cm">
          <text:p/>
        </draw:line>
        <draw:frame draw:style-name="gr11" draw:text-style-name="P3" draw:layer="layout" svg:width="0.943cm" svg:height="0.607cm" svg:x="9.672cm" svg:y="11.631cm">
          <draw:text-box>
            <text:p><text:span text:style-name="T1">we</text:span></text:p>
          </draw:text-box>
        </draw:frame>
        <draw:line draw:style-name="gr13" draw:text-style-name="P1" draw:layer="layout" svg:x1="7.09cm" svg:y1="8.693cm" svg:x2="6.328cm" svg:y2="9.19cm">
          <text:p/>
        </draw:line>
        <draw:line draw:style-name="gr13" draw:text-style-name="P1" draw:layer="layout" svg:x1="7.09cm" svg:y1="9.698cm" svg:x2="7.09cm" svg:y2="8.693cm">
          <text:p/>
        </draw:line>
        <draw:line draw:style-name="gr13" draw:text-style-name="P1" draw:layer="layout" svg:x1="7.09cm" svg:y1="9.698cm" svg:x2="6.328cm" svg:y2="9.201cm">
          <text:p/>
        </draw:line>
        <draw:line draw:style-name="gr14" draw:text-style-name="P1" draw:layer="layout" svg:x1="6.309cm" svg:y1="9.214cm" svg:x2="4.342cm" svg:y2="9.214cm">
          <text:p/>
        </draw:line>
        <draw:line draw:style-name="gr14" draw:text-style-name="P1" draw:layer="layout" svg:x1="4.342cm" svg:y1="9.214cm" svg:x2="4.342cm" svg:y2="11.373cm">
          <text:p/>
        </draw:line>
        <draw:line draw:style-name="gr15" draw:text-style-name="P1" draw:layer="layout" svg:x1="6.59cm" svg:y1="8.755cm" svg:x2="6.59cm" svg:y2="8.256cm">
          <text:p/>
        </draw:line>
        <draw:frame draw:style-name="gr16" draw:text-style-name="P1" draw:layer="layout" svg:width="3.412cm" svg:height="1.719cm" svg:x="2.933cm" svg:y="7.344cm">
          <draw:image xlink:href="Pictures/100000000000008100000041E22F4906.png" xlink:type="simple" xlink:show="embed" xlink:actuate="onLoad">
            <text:p/>
          </draw:image>
        </draw:frame>
        <draw:line draw:style-name="gr15" draw:text-style-name="P1" draw:layer="layout" svg:x1="5.4cm" svg:y1="8.256cm" svg:x2="6.59cm" svg:y2="8.256cm">
          <text:p/>
        </draw:line>
        <draw:frame draw:style-name="gr17" draw:text-style-name="P4" draw:layer="layout" svg:width="0.762cm" svg:height="0.607cm" svg:x="5.854cm" svg:y="7.687cm">
          <draw:text-box>
            <text:p><text:span text:style-name="T2">T</text:span></text:p>
          </draw:text-box>
        </draw:frame>
        <draw:custom-shape draw:style-name="gr6" draw:text-style-name="P1" draw:layer="layout" svg:width="0.254cm" svg:height="0.254cm" svg:x="6.48cm" svg:y="8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1.579cm" svg:height="0.607cm" svg:x="9.706cm" svg:y="10.805cm">
          <draw:text-box>
            <text:p><text:span text:style-name="T1">wdBus</text:span></text:p>
          </draw:text-box>
        </draw:frame>
        <draw:polyline draw:style-name="gr18" draw:text-style-name="P1" draw:layer="layout" svg:width="4.04cm" svg:height="0.005cm" svg:x="7.124cm" svg:y="9.19cm" svg:viewBox="0 0 4041 6" draw:points="4041,0 2791,0 1524,6 0,6">
          <text:p/>
        </draw:polyline>
        <draw:polyline draw:style-name="gr19" draw:text-style-name="P1" draw:layer="layout" svg:width="5.021cm" svg:height="0cm" svg:x="6.17cm" svg:y="13.762cm" svg:viewBox="0 0 5022 0" draw:points="0,0 3429,0 3494,0 5022,0">
          <text:p/>
        </draw:polyline>
        <draw:custom-shape draw:style-name="gr1" draw:text-style-name="P2" draw:layer="layout" svg:width="1.529cm" svg:height="2.132cm" svg:x="7.933cm" svg:y="10.988cm">
          <text:p text:style-name="P1"><text:span text:style-name="T1">Write</text:span></text:p>
          <text:p text:style-name="P1"><text:span text:style-name="T1">Pulse</text:span></text:p>
          <text:p text:style-name="P1"><text:span text:style-name="T1">generator</text:span></text:p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032cm" svg:height="0.607cm" svg:x="2.552cm" svg:y="10.721cm">
          <draw:text-box>
            <text:p><text:span text:style-name="T1">sram_data</text:span></text:p>
          </draw:text-box>
        </draw:frame>
        <draw:frame draw:style-name="gr11" draw:text-style-name="P3" draw:layer="layout" svg:width="1.777cm" svg:height="0.607cm" svg:x="2.553cm" svg:y="13.021cm">
          <draw:text-box>
            <text:p><text:span text:style-name="T1">addr</text:span></text:p>
          </draw:text-box>
        </draw:frame>
        <draw:frame draw:style-name="gr20" draw:text-style-name="P3" draw:layer="layout" svg:width="1.397cm" svg:height="0.821cm" svg:x="2.555cm" svg:y="11.331cm">
          <draw:text-box>
            <text:p><text:span text:style-name="T1">ncs</text:span></text:p>
          </draw:text-box>
        </draw:frame>
        <draw:frame draw:style-name="gr21" draw:text-style-name="P3" draw:layer="layout" svg:width="1.534cm" svg:height="0.68cm" svg:x="2.545cm" svg:y="11.894cm">
          <draw:text-box>
            <text:p><text:span text:style-name="T1">nwe</text:span></text:p>
          </draw:text-box>
        </draw:frame>
        <draw:frame draw:style-name="gr20" draw:text-style-name="P3" draw:layer="layout" svg:width="1.016cm" svg:height="0.821cm" svg:x="2.933cm" svg:y="8.174cm">
          <draw:text-box>
            <text:p><text:span text:style-name="T1">ncs</text:span></text:p>
          </draw:text-box>
        </draw:frame>
        <draw:frame draw:style-name="gr20" draw:text-style-name="P3" draw:layer="layout" svg:width="1.397cm" svg:height="0.821cm" svg:x="2.806cm" svg:y="7.031cm">
          <draw:text-box>
            <text:p><text:span text:style-name="T1">~noe</text:span></text:p>
          </draw:text-box>
        </draw:frame>
        <draw:frame draw:style-name="gr11" draw:text-style-name="P3" draw:layer="layout" svg:width="0.988cm" svg:height="0.607cm" svg:x="11.128cm" svg:y="8.874cm">
          <draw:text-box>
            <text:p><text:span text:style-name="T1">DO</text:span></text:p>
          </draw:text-box>
        </draw:frame>
        <draw:frame draw:style-name="gr11" draw:text-style-name="P3" draw:layer="layout" svg:width="0.943cm" svg:height="0.607cm" svg:x="11.103cm" svg:y="11.017cm">
          <draw:text-box>
            <text:p><text:span text:style-name="T1">DI</text:span></text:p>
          </draw:text-box>
        </draw:frame>
        <draw:frame draw:style-name="gr11" draw:text-style-name="P3" draw:layer="layout" svg:width="1.143cm" svg:height="0.607cm" svg:x="11.1cm" svg:y="11.823cm">
          <draw:text-box>
            <text:p><text:span text:style-name="T1">WE</text:span></text:p>
          </draw:text-box>
        </draw:frame>
        <draw:frame draw:style-name="gr11" draw:text-style-name="P3" draw:layer="layout" svg:width="1.397cm" svg:height="0.963cm" svg:x="11.1cm" svg:y="13.318cm">
          <draw:text-box>
            <text:p><text:span text:style-name="T1">ADDR</text:span></text:p>
          </draw:text-box>
        </draw:frame>
        <draw:custom-shape draw:style-name="gr1" draw:text-style-name="P2" draw:id="id2" draw:layer="layout" svg:width="2.672cm" svg:height="5.653cm" svg:x="15.713cm" svg:y="8.66cm">
          <draw:glue-point draw:id="4" svg:x="-4.984cm" svg:y="-3.272cm"/>
          <draw:glue-point draw:id="5" svg:x="-4.984cm" svg:y="-1.475cm"/>
          <draw:glue-point draw:id="6" svg:x="-4.984cm" svg:y="2.08cm"/>
          <draw:glue-point draw:id="7" svg:x="-4.984cm" svg:y="4.141cm"/>
          <draw:glue-point draw:id="8" svg:x="5.003cm" svg:y="-1.475cm"/>
          <draw:glue-point draw:id="9" svg:x="5.003cm" svg:y="-0.576cm"/>
          <draw:glue-point draw:id="10" svg:x="5.003cm" svg:y="0.321cm"/>
          <draw:glue-point draw:id="11" svg:x="5.003cm" svg:y="1.22cm"/>
          <draw:glue-point draw:id="12" svg:x="5.003cm" svg:y="2.119cm"/>
          <text:p text:style-name="P1"><text:span text:style-name="T1">Image</text:span></text:p>
          <text:p text:style-name="P1"><text:span text:style-name="T1">Cap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1" draw:layer="layout" svg:x1="14.656cm" svg:y1="9.637cm" svg:x2="15.718cm" svg:y2="9.637cm" draw:start-shape="id1" draw:start-glue-point="4" draw:end-shape="id2" draw:end-glue-point="4" svg:d="m14656 9637h1062">
          <text:p/>
        </draw:connector>
        <draw:connector draw:style-name="gr23" draw:text-style-name="P1" draw:layer="layout" svg:x1="15.718cm" svg:y1="10.653cm" svg:x2="14.656cm" svg:y2="10.653cm" draw:start-shape="id2" draw:start-glue-point="5" draw:end-shape="id1" draw:end-glue-point="5" svg:d="m15718 10653h-1062">
          <text:p/>
        </draw:connector>
        <draw:connector draw:style-name="gr24" draw:text-style-name="P1" draw:layer="layout" svg:x1="15.718cm" svg:y1="12.661cm" svg:x2="14.656cm" svg:y2="12.683cm" draw:start-shape="id2" draw:start-glue-point="6" draw:end-shape="id1" draw:end-glue-point="6" svg:d="m15718 12661h-533v22h-529">
          <text:p/>
        </draw:connector>
        <draw:connector draw:style-name="gr25" draw:text-style-name="P1" draw:layer="layout" svg:x1="15.718cm" svg:y1="13.826cm" svg:x2="14.602cm" svg:y2="13.826cm" draw:start-shape="id2" draw:start-glue-point="7" draw:end-shape="id1" draw:end-glue-point="7" svg:d="m15718 13826h-1116">
          <text:p/>
        </draw:connector>
        <draw:frame draw:style-name="gr11" draw:text-style-name="P3" draw:layer="layout" svg:width="1.016cm" svg:height="0.607cm" svg:x="13.801cm" svg:y="9.275cm">
          <draw:text-box>
            <text:p><text:span text:style-name="T1">DO</text:span></text:p>
          </draw:text-box>
        </draw:frame>
        <draw:frame draw:style-name="gr11" draw:text-style-name="P3" draw:layer="layout" svg:width="0.943cm" svg:height="0.607cm" svg:x="14.004cm" svg:y="10.318cm">
          <draw:text-box>
            <text:p><text:span text:style-name="T1">DI</text:span></text:p>
          </draw:text-box>
        </draw:frame>
        <draw:frame draw:style-name="gr11" draw:text-style-name="P3" draw:layer="layout" svg:width="1.236cm" svg:height="0.607cm" svg:x="13.801cm" svg:y="12.324cm">
          <draw:text-box>
            <text:p><text:span text:style-name="T1">WE</text:span></text:p>
          </draw:text-box>
        </draw:frame>
        <draw:frame draw:style-name="gr11" draw:text-style-name="P3" draw:layer="layout" svg:width="1.397cm" svg:height="0.963cm" svg:x="13.401cm" svg:y="13.319cm">
          <draw:text-box>
            <text:p><text:span text:style-name="T1">ADDR</text:span></text:p>
          </draw:text-box>
        </draw:frame>
        <draw:frame draw:style-name="gr16" draw:text-style-name="P1" draw:layer="layout" svg:width="3.048cm" svg:height="2.794cm" svg:x="20.518cm" svg:y="9.517cm">
          <draw:image xlink:href="Pictures/1000000000000280000001E0F5534928.png" xlink:type="simple" xlink:show="embed" xlink:actuate="onLoad">
            <text:p/>
          </draw:image>
        </draw:frame>
        <draw:custom-shape draw:style-name="gr26" draw:text-style-name="P5" draw:id="id3" draw:layer="layout" svg:width="3.81cm" svg:height="4.118cm" svg:x="20.064cm" svg:y="9.336cm">
          <draw:glue-point draw:id="4" svg:x="-5cm" svg:y="3.13cm"/>
          <draw:glue-point draw:id="5" svg:x="-5cm" svg:y="1.896cm"/>
          <draw:glue-point draw:id="6" svg:x="-5cm" svg:y="0.662cm"/>
          <draw:glue-point draw:id="7" svg:x="-5cm" svg:y="-0.57cm"/>
          <draw:glue-point draw:id="8" svg:x="-5cm" svg:y="-1.804cm"/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Image</text:span></text:p>
          <text:p text:style-name="P1"><text:span text:style-name="T3">Sensor</text:span></text:p>
          <draw:enhanced-geometry svg:viewBox="0 0 21600 21600" draw:type="rectangle" draw:enhanced-path="M 0 0 L 21600 0 21600 21600 0 21600 0 0 Z N"/>
        </draw:custom-shape>
        <draw:connector draw:style-name="gr27" draw:text-style-name="P1" draw:layer="layout" svg:x1="20.064cm" svg:y1="10.653cm" svg:x2="18.385cm" svg:y2="10.653cm" draw:start-shape="id3" draw:start-glue-point="8" draw:end-shape="id2" draw:end-glue-point="8" svg:d="m20064 10653h-1679">
          <text:p/>
        </draw:connector>
        <draw:connector draw:style-name="gr27" draw:text-style-name="P1" draw:layer="layout" svg:x1="20.064cm" svg:y1="11.161cm" svg:x2="18.385cm" svg:y2="11.161cm" draw:start-shape="id3" draw:start-glue-point="7" draw:end-shape="id2" draw:end-glue-point="9" svg:d="m20064 11161h-1679">
          <text:p/>
        </draw:connector>
        <draw:connector draw:style-name="gr27" draw:text-style-name="P1" draw:layer="layout" svg:x1="20.064cm" svg:y1="11.667cm" svg:x2="18.385cm" svg:y2="11.667cm" draw:start-shape="id3" draw:start-glue-point="6" draw:end-shape="id2" draw:end-glue-point="10" svg:d="m20064 11667h-1679">
          <text:p/>
        </draw:connector>
        <draw:connector draw:style-name="gr28" draw:text-style-name="P1" draw:layer="layout" svg:x1="20.064cm" svg:y1="12.175cm" svg:x2="18.385cm" svg:y2="12.175cm" draw:start-shape="id3" draw:start-glue-point="5" draw:end-shape="id2" draw:end-glue-point="11" svg:d="m20064 12175h-1679">
          <text:p/>
        </draw:connector>
        <draw:connector draw:style-name="gr29" draw:text-style-name="P1" draw:layer="layout" svg:x1="20.064cm" svg:y1="12.683cm" svg:x2="18.385cm" svg:y2="12.683cm" draw:start-shape="id3" draw:start-glue-point="4" draw:end-shape="id2" draw:end-glue-point="12" svg:d="m20064 12683h-1679">
          <text:p/>
        </draw:connector>
        <draw:frame draw:style-name="gr11" draw:text-style-name="P3" draw:layer="layout" svg:width="1.579cm" svg:height="0.607cm" svg:x="18.485cm" svg:y="10.045cm">
          <draw:text-box>
            <text:p><text:span text:style-name="T1">Hsync</text:span></text:p>
          </draw:text-box>
        </draw:frame>
        <draw:frame draw:style-name="gr11" draw:text-style-name="P3" draw:layer="layout" svg:width="1.579cm" svg:height="0.607cm" svg:x="18.486cm" svg:y="10.646cm">
          <draw:text-box>
            <text:p><text:span text:style-name="T1">Vsync</text:span></text:p>
          </draw:text-box>
        </draw:frame>
        <draw:frame draw:style-name="gr11" draw:text-style-name="P3" draw:layer="layout" svg:width="1.579cm" svg:height="0.607cm" svg:x="18.486cm" svg:y="11.146cm">
          <draw:text-box>
            <text:p><text:span text:style-name="T1">pix_clk</text:span></text:p>
          </draw:text-box>
        </draw:frame>
        <draw:frame draw:style-name="gr11" draw:text-style-name="P3" draw:layer="layout" svg:width="1.833cm" svg:height="0.607cm" svg:x="18.512cm" svg:y="12.153cm">
          <draw:text-box>
            <text:p><text:span text:style-name="T1">PixData</text:span></text:p>
          </draw:text-box>
        </draw:frame>
        <draw:frame draw:style-name="gr11" draw:text-style-name="P3" draw:layer="layout" svg:width="1.579cm" svg:height="0.607cm" svg:x="18.486cm" svg:y="11.646cm">
          <draw:text-box>
            <text:p><text:span text:style-name="T1">clk</text:span></text:p>
          </draw:text-box>
        </draw:frame>
        <draw:connector draw:style-name="gr24" draw:text-style-name="P1" draw:layer="layout" svg:x1="17.049cm" svg:y1="14.313cm" svg:x2="2.752cm" svg:y2="14.843cm" draw:start-shape="id2" draw:start-glue-point="2" svg:d="m17049 14313v515h-14297v15">
          <text:p/>
        </draw:connector>
        <draw:frame draw:style-name="gr11" draw:text-style-name="P3" draw:layer="layout" svg:width="1.579cm" svg:height="0.607cm" svg:x="2.634cm" svg:y="14.146cm">
          <draw:text-box>
            <text:p><text:span text:style-name="T1">IRQ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8-20T21:34:08</meta:creation-date>
    <dc:date>2011-01-26T11:44:54</dc:date>
    <meta:editing-duration>PT38H22M59S</meta:editing-duration>
    <meta:editing-cycles>87</meta:editing-cycles>
    <meta:generator>OpenOffice.org/3.2$Linux OpenOffice.org_project/320m12$Build-9483</meta:generator>
    <dc:creator>Carlos Camargo</dc:creator>
    <meta:document-statistic meta:object-count="70"/>
    <meta:user-defined meta:name="Info 1"/>
    <meta:user-defined meta:name="Info 2"/>
    <meta:user-defined meta:name="Info 3"/>
    <meta:user-defined meta:name="Info 4"/>
  </office:meta>
</office:document-meta>
</file>